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</text:span><text:span text:style-name="T1">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custom-shape draw:style-name="gr10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5cm" svg:y="16.87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1.016cm" svg:x="7.554cm" svg:y="17.964cm">
          <text:p text:style-name="P4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699cm" svg:y1="18.526cm" svg:x2="7.604cm" svg:y2="18.526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447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18cm" svg:x2="5.318cm" svg:y2="24.801cm">
          <text:p/>
        </draw:line>
        <draw:custom-shape draw:style-name="gr3" draw:text-style-name="P3" draw:layer="layout" svg:width="5.08cm" svg:height="2.54cm" svg:x="7.35cm" svg:y="20.05cm">
          <text:p text:style-name="P1"><text:span text:style-name="T1">Docker container:</text:span></text:p>
          <text:p text:style-name="P1"><text:span text:style-name="T1">senzing/jupy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7.35cm" svg:y="23.225cm">
          <text:p text:style-name="P1"><text:span text:style-name="T1">Docker container:</text:span></text:p>
          <text:p text:style-name="P1"><text:span text:style-name="T1">senzing/xter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7.654cm" svg:y="24.654cm">
          <text:p text:style-name="P4"><text:span text:style-name="T2">xterm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1.016cm" svg:x="7.554cm" svg:y="21.265cm">
          <text:p text:style-name="P4"><text:span text:style-name="T2">Senzing</text:span><text:span text:style-name="T2"><text:line-break/></text:span><text:span text:style-name="T2">Jupyter notebook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699cm" svg:y1="18.653cm" svg:x2="7.604cm" svg:y2="21.32cm">
          <text:p/>
        </draw:line>
        <draw:line draw:style-name="gr8" draw:text-style-name="P8" draw:layer="layout" svg:x1="5.699cm" svg:y1="18.907cm" svg:x2="7.731cm" svg:y2="24.7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0-06-30T18:44:02.822201087</dc:date>
    <meta:editing-duration>PT1H1M54S</meta:editing-duration>
    <meta:editing-cycles>23</meta:editing-cycles>
    <meta:generator>LibreOffice/6.0.7.3$Linux_X86_64 LibreOffice_project/00m0$Build-3</meta:generator>
    <meta:document-statistic meta:object-count="37"/>
  </office:meta>
</office:document-meta>
</file>